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aa35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aa359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f7aca" officeooo:paragraph-rsid="000f7ac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168ed8" officeooo:paragraph-rsid="00168ed8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aa359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f7aca" officeooo:paragraph-rsid="000f7aca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f7aca" officeooo:paragraph-rsid="000f7ac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aa359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aa359" style:font-size-asian="21pt" style:font-weight-asian="bold" style:font-size-complex="2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0578da"/>
    </style:style>
    <style:style style:name="T3" style:family="text">
      <style:text-properties officeooo:rsid="000aa359"/>
    </style:style>
    <style:style style:name="T4" style:family="text">
      <style:text-properties officeooo:rsid="000e4b97"/>
    </style:style>
    <style:style style:name="T5" style:family="text">
      <style:text-properties officeooo:rsid="000f1003"/>
    </style:style>
    <style:style style:name="T6" style:family="text">
      <style:text-properties officeooo:rsid="001070dc"/>
    </style:style>
    <style:style style:name="T7" style:family="text">
      <style:text-properties officeooo:rsid="0015b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SSIGNMENT – <text:span text:style-name="T2">4</text:span> :</text:p>
      <text:p text:style-name="P9">IMPLEMENTATION OF DOUBLY LINKED LIST ADT</text:p>
      <text:p text:style-name="P9"/>
      <text:p text:style-name="P2">Mahesh Bharadwaj K</text:p>
      <text:p text:style-name="P1">185001<text:span text:style-name="T1">089</text:span></text:p>
      <text:p text:style-name="P1"/>
      <text:p text:style-name="P5">//<text:span text:style-name="T3">Functions.h</text:span></text:p>
      <text:p text:style-name="P5"/>
      <text:p text:style-name="P1">int isOperator(const char c){</text:p>
      <text:p text:style-name="P1"><text:tab/>if( c == '+' || c == '-' || c == '*' || c == '/' )</text:p>
      <text:p text:style-name="P1"><text:tab/><text:tab/>return 1;</text:p>
      <text:p text:style-name="P1"><text:tab/>return 0;</text:p>
      <text:p text:style-name="P1">}</text:p>
      <text:p text:style-name="P1"/>
      <text:p text:style-name="P1">int isOpenBracket(const char c){</text:p>
      <text:p text:style-name="P1"><text:tab/>if(c == '{' || c == '(' || c == '[')</text:p>
      <text:p text:style-name="P1"><text:tab/><text:tab/>return 1;</text:p>
      <text:p text:style-name="P1"><text:tab/>return 0;</text:p>
      <text:p text:style-name="P1">}</text:p>
      <text:p text:style-name="P1"/>
      <text:p text:style-name="P1">int isClosingBracket(const char c){</text:p>
      <text:p text:style-name="P1"><text:tab/>if(c == ')' || c == ']' || c == '}')</text:p>
      <text:p text:style-name="P1"><text:tab/><text:tab/>return 1;</text:p>
      <text:p text:style-name="P1"><text:tab/>return 0;</text:p>
      <text:p text:style-name="P1">}</text:p>
      <text:p text:style-name="P1"/>
      <text:p text:style-name="P1">int getPriority(const char c){</text:p>
      <text:p text:style-name="P1"><text:tab/>int rval = -1;</text:p>
      <text:p text:style-name="P1"><text:tab/>switch(c){</text:p>
      <text:p text:style-name="P1"><text:tab/><text:tab/>case '(' : </text:p>
      <text:p text:style-name="P1"><text:tab/><text:tab/>case ')' : rval = 0; <text:s/>break;</text:p>
      <text:p text:style-name="P1"><text:tab/><text:tab/>case '-' : </text:p>
      <text:p text:style-name="P1"><text:tab/><text:tab/>case '+' : rval = 1; <text:s/>break;</text:p>
      <text:p text:style-name="P1"><text:tab/><text:tab/>case '*' : </text:p>
      <text:p text:style-name="P1"><text:tab/><text:tab/>case '/' : rval = 2; <text:s/>break;</text:p>
      <text:p text:style-name="P1"><text:tab/>}</text:p>
      <text:p text:style-name="P1"><text:tab/>return rval;</text:p>
      <text:p text:style-name="P1">}</text:p>
      <text:p text:style-name="P1"/>
      <text:p text:style-name="P1"/>
      <text:p text:style-name="P1"/>
      <text:p text:style-name="P5"><text:soft-page-break/>//<text:span text:style-name="T4">Stack.h</text:span></text:p>
      <text:p text:style-name="P5"/>
      <text:p text:style-name="P1">typedef float Data;</text:p>
      <text:p text:style-name="P1"/>
      <text:p text:style-name="P1">typedef struct Node{</text:p>
      <text:p text:style-name="P1"><text:tab/>Data d;</text:p>
      <text:p text:style-name="P1"><text:tab/>struct Node * next;</text:p>
      <text:p text:style-name="P1">}Node;</text:p>
      <text:p text:style-name="P1"/>
      <text:p text:style-name="P1">typedef Node* Stack;</text:p>
      <text:p text:style-name="P1"/>
      <text:p text:style-name="P1">Stack createEmptyStack(){</text:p>
      <text:p text:style-name="P1"><text:tab/>return 0;</text:p>
      <text:p text:style-name="P1">}</text:p>
      <text:p text:style-name="P1"/>
      <text:p text:style-name="P1">int isEmpty(Stack top){</text:p>
      <text:p text:style-name="P1"><text:tab/>return top == 0;</text:p>
      <text:p text:style-name="P1">}</text:p>
      <text:p text:style-name="P1"/>
      <text:p text:style-name="P1">void push(Stack * top,Data d){</text:p>
      <text:p text:style-name="P1"><text:tab/>Node * tmp = (Node*)malloc(sizeof(Node));</text:p>
      <text:p text:style-name="P1"><text:tab/>tmp -&gt; d = d;</text:p>
      <text:p text:style-name="P1"><text:tab/>tmp -&gt; next = 0;</text:p>
      <text:p text:style-name="P1"><text:tab/>if(!isEmpty(*top))</text:p>
      <text:p text:style-name="P1"><text:tab/><text:tab/>tmp -&gt; next = (*top);</text:p>
      <text:p text:style-name="P1"><text:tab/>(*top) = tmp;</text:p>
      <text:p text:style-name="P1">}</text:p>
      <text:p text:style-name="P1"/>
      <text:p text:style-name="P1">Data pop(Stack * top){</text:p>
      <text:p text:style-name="P1"><text:tab/>Data rval = (*top) -&gt; d;</text:p>
      <text:p text:style-name="P1">a<text:tab/>Node * tmp = *top;</text:p>
      <text:p text:style-name="P1"><text:tab/>*top = (*top) -&gt; next;</text:p>
      <text:p text:style-name="P1"><text:tab/>free(tmp);</text:p>
      <text:p text:style-name="P1"><text:tab/>return rval;</text:p>
      <text:p text:style-name="P1">}</text:p>
      <text:p text:style-name="P1"/>
      <text:p text:style-name="P1">Data peek(Stack top){</text:p>
      <text:p text:style-name="P1"><text:tab/>return top -&gt; d; </text:p>
      <text:p text:style-name="P1">}</text:p>
      <text:p text:style-name="P1"/>
      <text:p text:style-name="P1"/>
      <text:p text:style-name="P1">void displayStack(Stack top){</text:p>
      <text:p text:style-name="P1"><text:tab/>Node * tmp = top;</text:p>
      <text:p text:style-name="P1"><text:tab/>if(isEmpty(top)){</text:p>
      <text:p text:style-name="P1"><text:tab/><text:tab/>printf("Empty Stack!");</text:p>
      <text:p text:style-name="P1"><text:soft-page-break/><text:tab/><text:tab/>return;</text:p>
      <text:p text:style-name="P1"><text:tab/>}</text:p>
      <text:p text:style-name="P1"><text:tab/>while(tmp){</text:p>
      <text:p text:style-name="P1"><text:tab/><text:tab/>printf("%c ",(char)(tmp -&gt; d) );</text:p>
      <text:p text:style-name="P1"><text:tab/><text:tab/>tmp = tmp -&gt; next;</text:p>
      <text:p text:style-name="P1"><text:tab/>}</text:p>
      <text:p text:style-name="P1"><text:tab/>printf("\n");</text:p>
      <text:p text:style-name="P1">}</text:p>
      <text:p text:style-name="P1"/>
      <text:p text:style-name="P1"/>
      <text:p text:style-name="P5">//<text:span text:style-name="T5">Main.c</text:span></text:p>
      <text:p text:style-name="P5"/>
      <text:p text:style-name="P5"/>
      <text:p text:style-name="P3">#include &lt;stdio.h&gt;</text:p>
      <text:p text:style-name="P3">#include &lt;stdlib.h&gt;</text:p>
      <text:p text:style-name="P3">#include &lt;ctype.h&gt;</text:p>
      <text:p text:style-name="P3">#include &lt;string.h&gt;</text:p>
      <text:p text:style-name="P3"/>
      <text:p text:style-name="P6">#include "<text:span text:style-name="T7">S</text:span>tack.h"</text:p>
      <text:p text:style-name="P6">#include "Functions.h"</text:p>
      <text:p text:style-name="P3"/>
      <text:p text:style-name="P3">int main(){</text:p>
      <text:p text:style-name="P3"><text:tab/>char infix[50] = {0},</text:p>
      <text:p text:style-name="P3"><text:tab/><text:tab/> postfix[50] = {0},</text:p>
      <text:p text:style-name="P3"><text:tab/><text:tab/> buffer[20];</text:p>
      <text:p text:style-name="P3"/>
      <text:p text:style-name="P3"><text:tab/>Stack opStack = createEmptyStack();</text:p>
      <text:p text:style-name="P3"/>
      <text:p text:style-name="P3"><text:tab/>int val;</text:p>
      <text:p text:style-name="P3"/>
      <text:p text:style-name="P3"><text:tab/>printf("Enter the infix expression: ");</text:p>
      <text:p text:style-name="P3"><text:tab/>scanf("%[^\n]",infix);</text:p>
      <text:p text:style-name="P3"/>
      <text:p text:style-name="P3"><text:tab/>for(int i = 0 ; infix[i]; i++){</text:p>
      <text:p text:style-name="P3"/>
      <text:p text:style-name="P3"><text:tab/><text:tab/>if(isdigit( infix[i]) ){</text:p>
      <text:p text:style-name="P3"><text:tab/><text:tab/><text:tab/>postfix[strlen(postfix)] = infix[i];</text:p>
      <text:p text:style-name="P3"><text:tab/><text:tab/><text:tab/>for(int j = i + 1 ; isdigit(infix[j]) &amp;&amp; infix[j] ; j++){</text:p>
      <text:p text:style-name="P3"><text:tab/><text:tab/><text:tab/><text:tab/>i = j;</text:p>
      <text:p text:style-name="P3"><text:tab/><text:tab/><text:tab/><text:tab/>postfix[strlen(postfix)] = infix[j];</text:p>
      <text:p text:style-name="P3"><text:tab/><text:tab/><text:tab/>}</text:p>
      <text:p text:style-name="P3"><text:tab/><text:tab/><text:tab/>postfix[strlen(postfix)] = ' ';</text:p>
      <text:p text:style-name="P3"><text:tab/><text:tab/>}</text:p>
      <text:p text:style-name="P3"><text:tab/><text:tab/></text:p>
      <text:p text:style-name="P3"><text:tab/><text:tab/>else if(isOpenBracket(infix[i])) </text:p>
      <text:p text:style-name="P3"><text:soft-page-break/><text:tab/><text:tab/><text:tab/>push(&amp;opStack,(float)infix[i] );</text:p>
      <text:p text:style-name="P3"><text:tab/><text:tab/></text:p>
      <text:p text:style-name="P3"><text:tab/><text:tab/>else if(isOperator(infix[i])){</text:p>
      <text:p text:style-name="P3"><text:tab/><text:tab/><text:tab/>if(isEmpty(opStack))</text:p>
      <text:p text:style-name="P3"><text:tab/><text:tab/><text:tab/><text:tab/>push(&amp;opStack,(float)infix[i] );</text:p>
      <text:p text:style-name="P3"><text:tab/><text:tab/><text:tab/>else{</text:p>
      <text:p text:style-name="P3"><text:tab/><text:tab/><text:tab/><text:tab/>Data tmp = peek(opStack);</text:p>
      <text:p text:style-name="P3"><text:tab/><text:tab/><text:tab/><text:tab/>while(getPriority( (char)tmp ) &gt;= getPriority(infix[i]) ){</text:p>
      <text:p text:style-name="P3"><text:tab/><text:tab/><text:tab/><text:tab/><text:tab/>postfix[strlen(postfix)] = (char)tmp;</text:p>
      <text:p text:style-name="P3"><text:tab/><text:tab/><text:tab/><text:tab/><text:tab/>postfix[strlen(postfix)] = ' ';</text:p>
      <text:p text:style-name="P3"><text:tab/><text:tab/><text:tab/><text:tab/><text:tab/>pop(&amp;opStack);</text:p>
      <text:p text:style-name="P3"><text:tab/><text:tab/><text:tab/><text:tab/><text:tab/>if(!isEmpty(opStack))</text:p>
      <text:p text:style-name="P3"><text:tab/><text:tab/><text:tab/><text:tab/><text:tab/><text:tab/>tmp = peek(opStack);</text:p>
      <text:p text:style-name="P3"><text:tab/><text:tab/><text:tab/><text:tab/><text:tab/>else </text:p>
      <text:p text:style-name="P3"><text:tab/><text:tab/><text:tab/><text:tab/><text:tab/><text:tab/>break;</text:p>
      <text:p text:style-name="P3"><text:tab/><text:tab/><text:tab/><text:tab/>}</text:p>
      <text:p text:style-name="P3"/>
      <text:p text:style-name="P3"><text:tab/><text:tab/><text:tab/><text:tab/>push(&amp;opStack,(float)infix[i] );</text:p>
      <text:p text:style-name="P3"><text:tab/><text:tab/><text:tab/>}</text:p>
      <text:p text:style-name="P3"><text:tab/><text:tab/>}</text:p>
      <text:p text:style-name="P3"><text:tab/><text:tab/></text:p>
      <text:p text:style-name="P3"><text:tab/><text:tab/>else if(isClosingBracket(infix[i]) ){</text:p>
      <text:p text:style-name="P3"><text:tab/><text:tab/><text:tab/>if(isEmpty(opStack)){</text:p>
      <text:p text:style-name="P3"><text:tab/><text:tab/><text:tab/><text:tab/>printf("Error in expression: Unbalanced brackets!\n");</text:p>
      <text:p text:style-name="P3"><text:tab/><text:tab/><text:tab/><text:tab/>return 1;</text:p>
      <text:p text:style-name="P3"><text:tab/><text:tab/><text:tab/>}</text:p>
      <text:p text:style-name="P3"><text:tab/><text:tab/><text:tab/>Data tmp = peek(opStack);</text:p>
      <text:p text:style-name="P3"><text:tab/><text:tab/><text:tab/>while(!isOpenBracket( (char)tmp ) ){</text:p>
      <text:p text:style-name="P3"><text:tab/><text:tab/><text:tab/><text:tab/>postfix[strlen(postfix)] = (char)tmp;</text:p>
      <text:p text:style-name="P3"><text:tab/><text:tab/><text:tab/><text:tab/>postfix[strlen(postfix)] = ' ';</text:p>
      <text:p text:style-name="P3"><text:tab/><text:tab/><text:tab/><text:tab/><text:tab/></text:p>
      <text:p text:style-name="P3"><text:tab/><text:tab/><text:tab/><text:tab/>pop(&amp;opStack);</text:p>
      <text:p text:style-name="P3"><text:tab/><text:tab/><text:tab/><text:tab/></text:p>
      <text:p text:style-name="P3"><text:tab/><text:tab/><text:tab/><text:tab/>if(isEmpty(opStack)){</text:p>
      <text:p text:style-name="P3"><text:tab/><text:tab/><text:tab/><text:tab/><text:tab/>printf("Error in expression: Unbalanced brackets!\n");</text:p>
      <text:p text:style-name="P3"><text:tab/><text:tab/><text:tab/><text:tab/><text:tab/>return 1;</text:p>
      <text:p text:style-name="P3"><text:tab/><text:tab/><text:tab/><text:tab/>}</text:p>
      <text:p text:style-name="P3"/>
      <text:p text:style-name="P3"><text:tab/><text:tab/><text:tab/><text:tab/>tmp = peek(opStack);</text:p>
      <text:p text:style-name="P3"><text:tab/><text:tab/><text:tab/>}</text:p>
      <text:p text:style-name="P3"><text:tab/><text:tab/><text:tab/>pop(&amp;opStack);</text:p>
      <text:p text:style-name="P3"><text:tab/><text:tab/>}</text:p>
      <text:p text:style-name="P3"><text:tab/><text:tab/>else continue; //It is a whitespace character<text:tab/><text:tab/><text:tab/></text:p>
      <text:p text:style-name="P3"><text:tab/>}</text:p>
      <text:p text:style-name="P3"><text:soft-page-break/></text:p>
      <text:p text:style-name="P3"><text:tab/>//If the Operator Stack isn't empty, append all operators to postfix</text:p>
      <text:p text:style-name="P3"><text:tab/>while(!isEmpty(opStack)){</text:p>
      <text:p text:style-name="P3"><text:tab/><text:tab/>Data tmp = pop(&amp;opStack);</text:p>
      <text:p text:style-name="P3"><text:tab/><text:tab/>if(isOpenBracket( (char)tmp) ){</text:p>
      <text:p text:style-name="P3"><text:tab/><text:tab/><text:tab/>printf("Error in expression: Unbalanced brackets!\n");</text:p>
      <text:p text:style-name="P3"><text:tab/><text:tab/><text:tab/>return 1;</text:p>
      <text:p text:style-name="P3"><text:tab/><text:tab/>}</text:p>
      <text:p text:style-name="P3"><text:tab/><text:tab/>postfix[strlen(postfix)] = (char)tmp;</text:p>
      <text:p text:style-name="P3"><text:tab/><text:tab/>postfix[strlen(postfix)] = ' ';<text:tab/><text:tab/></text:p>
      <text:p text:style-name="P3"><text:tab/><text:span text:style-name="T6">}</text:span></text:p>
      <text:p text:style-name="P3"><text:tab/>printf("Postfix Expression: %s\n",postfix);</text:p>
      <text:p text:style-name="P3"><text:tab/>Stack eval = createEmptyStack();</text:p>
      <text:p text:style-name="P3"><text:tab/>Data tmp;</text:p>
      <text:p text:style-name="P3"><text:tab/>for(int i = 0 <text:s/>; postfix[i] ; i++){</text:p>
      <text:p text:style-name="P3"><text:tab/><text:tab/>tmp = 0;</text:p>
      <text:p text:style-name="P3"><text:tab/><text:tab/>if(isdigit(postfix[i])){</text:p>
      <text:p text:style-name="P3"><text:tab/><text:tab/><text:tab/>tmp = (float)(postfix[i] - '0');</text:p>
      <text:p text:style-name="P3"><text:tab/><text:tab/><text:tab/>for(int j = i + 1 ; isdigit(postfix[j]) &amp;&amp; postfix[j];j++){</text:p>
      <text:p text:style-name="P3"><text:tab/><text:tab/><text:tab/><text:tab/>tmp = (tmp * 10) + (float)(postfix[j] - '0');</text:p>
      <text:p text:style-name="P3"><text:tab/><text:tab/><text:tab/><text:tab/>i = j; </text:p>
      <text:p text:style-name="P3"><text:tab/><text:tab/><text:tab/>}</text:p>
      <text:p text:style-name="P3"><text:tab/><text:tab/><text:tab/>push(&amp;eval,tmp);</text:p>
      <text:p text:style-name="P3"><text:tab/><text:tab/>}</text:p>
      <text:p text:style-name="P3"><text:tab/><text:tab/>else if(isOperator( postfix[i]) ){</text:p>
      <text:p text:style-name="P3"><text:tab/><text:tab/><text:tab/>Data v2 = pop(&amp;eval),</text:p>
      <text:p text:style-name="P3"><text:tab/><text:tab/><text:tab/><text:tab/> v1 = pop(&amp;eval);</text:p>
      <text:p text:style-name="P3"><text:tab/><text:tab/><text:tab/>float res;</text:p>
      <text:p text:style-name="P3"/>
      <text:p text:style-name="P3"><text:tab/><text:tab/><text:tab/>char c = postfix[i];</text:p>
      <text:p text:style-name="P3"><text:tab/><text:tab/><text:tab/>switch(c){</text:p>
      <text:p text:style-name="P3"><text:tab/><text:tab/><text:tab/><text:tab/>case '+': res = v1 + v2; break;</text:p>
      <text:p text:style-name="P3"><text:tab/><text:tab/><text:tab/><text:tab/>case '-': res = v1 - v2; break;</text:p>
      <text:p text:style-name="P3"><text:tab/><text:tab/><text:tab/><text:tab/>case '*': res = v1 * v2; break;</text:p>
      <text:p text:style-name="P3"><text:tab/><text:tab/><text:tab/><text:tab/>case '/': res = v1 / v2; break;</text:p>
      <text:p text:style-name="P3"><text:tab/><text:tab/><text:tab/>}</text:p>
      <text:p text:style-name="P3"><text:tab/><text:tab/><text:tab/>push(&amp;eval,res);</text:p>
      <text:p text:style-name="P3"><text:tab/><text:tab/>}</text:p>
      <text:p text:style-name="P3"><text:tab/><text:tab/>else continue;//Whitespace Character</text:p>
      <text:p text:style-name="P3"><text:tab/>}</text:p>
      <text:p text:style-name="P3"/>
      <text:p text:style-name="P3"><text:tab/>printf("Final value : %.3f\n",eval-&gt;d);</text:p>
      <text:p text:style-name="P3"><text:tab/>printf("\n");</text:p>
      <text:p text:style-name="P3">}</text:p>
      <text:p text:style-name="P7"/>
      <text:p text:style-name="P7"><text:soft-page-break/></text:p>
      <text:p text:style-name="P7">OUTPUT:</text:p>
      <text:p text:style-name="P7"/>
      <text:p text:style-name="P3">mahesh@Mahesh-PC:~/Assignment-5$ ./main</text:p>
      <text:p text:style-name="P3">Enter the infix expression: (2 + 5) * (3 - 6) / (7 * 8)</text:p>
      <text:p text:style-name="P3">Postfix Expression: 2 5 + 3 6 - * 7 8 * / </text:p>
      <text:p text:style-name="P3">Final value : -0.375</text:p>
      <text:p text:style-name="P3"/>
      <text:p text:style-name="P3">mahesh@Mahesh-PC:~/Assignment-5$ ./main</text:p>
      <text:p text:style-name="P3">Enter the infix expression: 7 - (((3 + 2) * (6 + 1)) / (5 + 6))</text:p>
      <text:p text:style-name="P3">Postfix Expression: 7 3 2 + 6 1 + * 5 6 + / - </text:p>
      <text:p text:style-name="P3">Final value : 3.818</text:p>
      <text:p text:style-name="P3"/>
      <text:p text:style-name="P3">mahesh@Mahesh-PC:~/Assignment-5$ ./main</text:p>
      <text:p text:style-name="P3">Enter the infix expression: (((3 + 2) * (2 + 5)</text:p>
      <text:p text:style-name="P3">Error in expression: Unbalanced brackets!</text:p>
      <text:p text:style-name="P3"/>
      <text:p text:style-name="P3"/>
      <text:p text:style-name="P4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1T12:28:36.148709310</meta:creation-date>
    <dc:date>2019-08-11T12:38:54.963637146</dc:date>
    <meta:editing-duration>PT10M1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6" meta:paragraph-count="197" meta:word-count="646" meta:character-count="4355" meta:non-whitespace-character-count="3534"/>
  </office:meta>
</office:document-meta>
</file>